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8821</text:p>
          </table:table-cell>
          <table:table-cell table:style-name="ACE-0" office:value-type="float" office:value="55.210000000000001">
            <text:p>55.21</text:p>
          </table:table-cell>
          <table:table-cell table:style-name="ACE-0" office:value-type="float" office:value="9.7599999999999998">
            <text:p>9.7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 and Macoma balth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300000000000001">
            <text:p>−25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8820</text:p>
          </table:table-cell>
          <table:table-cell table:style-name="ACE-0" office:value-type="float" office:value="55.210000000000001">
            <text:p>55.21</text:p>
          </table:table-cell>
          <table:table-cell table:style-name="ACE-0" office:value-type="float" office:value="9.7799999999999994">
            <text:p>9.78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rctica island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805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9.8100000000000005">
            <text:p>9.81</text:p>
          </table:table-cell>
          <table:table-cell table:style-name="ACE-0" office:value-type="float" office:value="7420">
            <text:p>74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tula Albae remains from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8000000000000007">
            <text:p>−9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9341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200000000000003">
            <text:p>9.82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omo sapien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9342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6905">
            <text:p>690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omo sapien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58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omo sapien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149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ilia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150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Andersen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80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81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9.8300000000000001">
            <text:p>9.83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753</text:p>
          </table:table-cell>
          <table:table-cell table:style-name="ACE-0" office:value-type="float" office:value="55.219999999999999">
            <text:p>55.22</text:p>
          </table:table-cell>
          <table:table-cell table:style-name="ACE-0" office:value-type="float" office:value="9.8399999999999999">
            <text:p>9.84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enyanthes trifoliata and Cladium mariscus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699999999999999">
            <text:p>−1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28</text:p>
          </table:table-cell>
          <table:table-cell table:style-name="ACE-0" office:value-type="float" office:value="54.990000000000002">
            <text:p>54.99</text:p>
          </table:table-cell>
          <table:table-cell table:style-name="ACE-0" office:value-type="float" office:value="10.32">
            <text:p>10.32</text:p>
          </table:table-cell>
          <table:table-cell table:style-name="ACE-0" office:value-type="float" office:value="8990">
            <text:p>89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800000000000001">
            <text:p>−2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Tauber196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30</text:p>
          </table:table-cell>
          <table:table-cell table:style-name="ACE-0" office:value-type="float" office:value="54.990000000000002">
            <text:p>54.99</text:p>
          </table:table-cell>
          <table:table-cell table:style-name="ACE-0" office:value-type="float" office:value="10.32">
            <text:p>10.32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99999999999999">
            <text:p>−19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52</text:p>
          </table:table-cell>
          <table:table-cell table:style-name="ACE-0" office:value-type="float" office:value="54.990000000000002">
            <text:p>54.99</text:p>
          </table:table-cell>
          <table:table-cell table:style-name="ACE-0" office:value-type="float" office:value="10.32">
            <text:p>10.32</text:p>
          </table:table-cell>
          <table:table-cell table:style-name="ACE-0" office:value-type="float" office:value="9550">
            <text:p>95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899999999999999">
            <text:p>−20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Tauber196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40</text:p>
          </table:table-cell>
          <table:table-cell table:style-name="ACE-0" office:value-type="float" office:value="54.899999999999999">
            <text:p>54.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5910">
            <text:p>591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Wood from bo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kaarupGron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040</text:p>
          </table:table-cell>
          <table:table-cell table:style-name="ACE-0" office:value-type="float" office:value="54.899999999999999">
            <text:p>54.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Human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5">
            <text:p>−4.7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kaarupGron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681</text:p>
          </table:table-cell>
          <table:table-cell table:style-name="ACE-0" office:value-type="float" office:value="54.899999999999999">
            <text:p>54.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orylus stak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kaarupGron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ll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682</text:p>
          </table:table-cell>
          <table:table-cell table:style-name="ACE-0" office:value-type="float" office:value="54.899999999999999">
            <text:p>54.9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ylus stak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kaarupGron2004</text:p>
          </table:table-cell>
          <table:table-cell table:number-columns-repeated="240" table:style-name="ACE-0"/>
        </table:table-row>
        <table:table-row table:style-name="AROW-1" table:number-rows-repeated="35">
          <table:table-cell table:number-columns-repeated="256" table:style-name="ACE-0"/>
        </table:table-row>
        <table:table-row table:style-name="AROW-0" table:number-rows-repeated="27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26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93">
          <table:table-cell table:number-columns-repeated="256" table:style-name="ACE-0"/>
        </table:table-row>
        <table:table-row table:style-name="AROW-0" table:number-rows-repeated="7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7" gnm:cursor-row="0">
          <gnm:selection gnm:start-col="17" gnm:start-row="0" gnm:end-col="2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6:08:0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